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61in" svg:x="4.5323in" svg:y="1.6492in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11T15:43:48.840148548</dc:date>
    <meta:editing-duration>PT30M38S</meta:editing-duration>
    <meta:editing-cycles>1</meta:editing-cycles>
    <meta:document-statistic meta:table-count="1" meta:cell-count="12" meta:object-count="1"/>
    <meta:generator>LibreOffice/7.5.3.2$Linux_X86_64 LibreOffice_project/67bf5ab3e8553b11738d1302ab7051a12dd8b40d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legend chart:legend-position="end" svg:x="14.032cm" svg:y="4.205cm" style:legend-expansion="high" chart:style-name="ch2"/>
        <chart:plot-area chart:style-name="ch3" table:cell-range-address="Sheet1.A1:Sheet1.B6" chart:data-source-has-labels="row" svg:x="0.32cm" svg:y="0.18cm" svg:width="13.392cm" svg:height="8.648cm">
          <chart:coordinate-region svg:x="1.047cm" svg:y="0.379cm" svg:width="12.426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